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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Wingdings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style:font-style-complex="italic" fo:font-size="14pt" style:font-size-asian="14pt" style:font-size-complex="14pt"/>
    </style:style>
    <style:style style:name="P2" style:parent-style-name="Standard" style:family="paragraph">
      <style:text-properties style:font-name="Times New Roman" style:font-name-complex="Times New Roman" style:font-style-complex="italic" fo:font-size="14pt" style:font-size-asian="14pt" style:font-size-complex="14pt"/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P5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T8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9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P13" style:parent-style-name="Заголовок3" style:family="paragraph">
      <style:text-properties style:font-name="Times New Roman" style:font-name-complex="Times New Roman" fo:color="#000000"/>
    </style:style>
    <style:style style:name="T14" style:parent-style-name="Основнойшрифтабзаца" style:family="text">
      <style:text-properties style:font-name="Times New Roman" style:font-name-complex="Times New Roman" style:font-style-complex="italic" fo:color="#000000"/>
    </style:style>
    <style:style style:name="T15" style:parent-style-name="Основнойшрифтабзаца" style:family="text">
      <style:text-properties style:font-name="Times New Roman" style:font-name-complex="Times New Roman" fo:font-weight="normal" style:font-weight-asian="normal" fo:color="#000000"/>
    </style:style>
    <style:style style:name="T16" style:parent-style-name="Основнойшрифтабзаца" style:family="text">
      <style:text-properties style:font-name="Times New Roman" style:font-name-complex="Times New Roman" fo:font-weight="normal" style:font-weight-asian="normal" fo:color="#000000"/>
    </style:style>
    <style:style style:name="P17" style:parent-style-name="Textbody" style:family="paragraph">
      <style:paragraph-properties fo:line-height="100%"/>
    </style:style>
    <style:style style:name="T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1" style:parent-style-name="Textbody" style:family="paragraph">
      <style:paragraph-properties fo:line-height="100%"/>
    </style:style>
    <style:style style:name="T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5" style:parent-style-name="Textbody" style:family="paragraph">
      <style:paragraph-properties fo:line-height="100%"/>
    </style:style>
    <style:style style:name="T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9" style:parent-style-name="Textbody" style:family="paragraph">
      <style:paragraph-properties fo:line-height="100%"/>
    </style:style>
    <style:style style:name="T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3" style:parent-style-name="Textbody" style:family="paragraph">
      <style:paragraph-properties fo:line-height="100%"/>
    </style:style>
    <style:style style:name="T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3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7" style:parent-style-name="Textbody" style:family="paragraph">
      <style:paragraph-properties fo:line-height="100%"/>
    </style:style>
    <style:style style:name="T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3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41" style:parent-style-name="Textbody" style:family="paragraph">
      <style:paragraph-properties fo:line-height="100%"/>
    </style:style>
    <style:style style:name="T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46" style:parent-style-name="Textbody" style:family="paragraph">
      <style:paragraph-properties fo:line-height="100%"/>
    </style:style>
    <style:style style:name="T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50" style:parent-style-name="Textbody" style:family="paragraph">
      <style:paragraph-properties fo:line-height="100%"/>
    </style:style>
    <style:style style:name="T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54" style:parent-style-name="Textbody" style:family="paragraph">
      <style:paragraph-properties fo:line-height="100%"/>
    </style:style>
    <style:style style:name="T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5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59" style:parent-style-name="Textbody" style:family="paragraph">
      <style:paragraph-properties fo:line-height="100%"/>
    </style:style>
    <style:style style:name="T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63" style:parent-style-name="Textbody" style:family="paragraph">
      <style:paragraph-properties fo:line-height="100%"/>
    </style:style>
    <style:style style:name="T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67" style:parent-style-name="Textbody" style:family="paragraph">
      <style:paragraph-properties fo:line-height="100%"/>
    </style:style>
    <style:style style:name="T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72" style:parent-style-name="Textbody" style:family="paragraph">
      <style:paragraph-properties fo:line-height="100%"/>
    </style:style>
    <style:style style:name="T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7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76" style:parent-style-name="Textbody" style:family="paragraph">
      <style:paragraph-properties fo:line-height="100%"/>
    </style:style>
    <style:style style:name="T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80" style:parent-style-name="Textbody" style:family="paragraph">
      <style:paragraph-properties fo:line-height="100%"/>
    </style:style>
    <style:style style:name="T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85" style:parent-style-name="Textbody" style:family="paragraph">
      <style:paragraph-properties fo:line-height="100%"/>
    </style:style>
    <style:style style:name="T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89" style:parent-style-name="Textbody" style:family="paragraph">
      <style:paragraph-properties fo:line-height="100%"/>
    </style:style>
    <style:style style:name="T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93" style:parent-style-name="Textbody" style:family="paragraph">
      <style:paragraph-properties fo:line-height="100%"/>
    </style:style>
    <style:style style:name="T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9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98" style:parent-style-name="Textbody" style:family="paragraph">
      <style:paragraph-properties fo:line-height="100%"/>
    </style:style>
    <style:style style:name="T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02" style:parent-style-name="Textbody" style:family="paragraph">
      <style:paragraph-properties fo:line-height="100%"/>
    </style:style>
    <style:style style:name="T10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0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0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06" style:parent-style-name="Заголовок3" style:family="paragraph">
      <style:text-properties style:font-name="Times New Roman" style:font-name-complex="Times New Roman" fo:color="#000000"/>
    </style:style>
    <style:style style:name="P107" style:parent-style-name="Textbody" style:family="paragraph">
      <style:paragraph-properties fo:line-height="100%"/>
    </style:style>
    <style:style style:name="T1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0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12" style:parent-style-name="Textbody" style:family="paragraph">
      <style:paragraph-properties fo:line-height="100%"/>
    </style:style>
    <style:style style:name="T1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16" style:parent-style-name="Textbody" style:family="paragraph">
      <style:paragraph-properties fo:line-height="100%"/>
    </style:style>
    <style:style style:name="T1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21" style:parent-style-name="Textbody" style:family="paragraph">
      <style:paragraph-properties fo:line-height="100%"/>
    </style:style>
    <style:style style:name="T1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25" style:parent-style-name="Textbody" style:family="paragraph">
      <style:paragraph-properties fo:line-height="100%"/>
    </style:style>
    <style:style style:name="T1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29" style:parent-style-name="Textbody" style:family="paragraph">
      <style:paragraph-properties fo:line-height="100%"/>
    </style:style>
    <style:style style:name="T1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33" style:parent-style-name="Textbody" style:family="paragraph">
      <style:paragraph-properties fo:line-height="100%"/>
    </style:style>
    <style:style style:name="T1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37" style:parent-style-name="Textbody" style:family="paragraph">
      <style:paragraph-properties fo:line-height="100%"/>
    </style:style>
    <style:style style:name="T1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42" style:parent-style-name="Textbody" style:family="paragraph">
      <style:paragraph-properties fo:line-height="100%"/>
    </style:style>
    <style:style style:name="T1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46" style:parent-style-name="Textbody" style:family="paragraph">
      <style:paragraph-properties fo:line-height="100%"/>
    </style:style>
    <style:style style:name="T1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50" style:parent-style-name="Textbody" style:family="paragraph">
      <style:paragraph-properties fo:line-height="100%"/>
    </style:style>
    <style:style style:name="T1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54" style:parent-style-name="Textbody" style:family="paragraph">
      <style:paragraph-properties fo:line-height="100%"/>
    </style:style>
    <style:style style:name="T1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58" style:parent-style-name="Textbody" style:family="paragraph">
      <style:paragraph-properties fo:line-height="100%"/>
    </style:style>
    <style:style style:name="T15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6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62" style:parent-style-name="Textbody" style:family="paragraph">
      <style:paragraph-properties fo:line-height="100%"/>
    </style:style>
    <style:style style:name="T1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66" style:parent-style-name="Textbody" style:family="paragraph">
      <style:paragraph-properties fo:line-height="100%"/>
    </style:style>
    <style:style style:name="T1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70" style:parent-style-name="Textbody" style:family="paragraph">
      <style:paragraph-properties fo:line-height="100%"/>
    </style:style>
    <style:style style:name="T17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74" style:parent-style-name="Textbody" style:family="paragraph">
      <style:paragraph-properties fo:line-height="100%"/>
    </style:style>
    <style:style style:name="T1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78" style:parent-style-name="Textbody" style:family="paragraph">
      <style:paragraph-properties fo:line-height="100%"/>
    </style:style>
    <style:style style:name="T17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82" style:parent-style-name="Textbody" style:family="paragraph">
      <style:paragraph-properties fo:line-height="100%"/>
    </style:style>
    <style:style style:name="T18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86" style:parent-style-name="Textbody" style:family="paragraph">
      <style:paragraph-properties fo:line-height="100%"/>
    </style:style>
    <style:style style:name="T1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8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90" style:parent-style-name="Textbody" style:family="paragraph">
      <style:paragraph-properties fo:line-height="100%"/>
    </style:style>
    <style:style style:name="T1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94" style:parent-style-name="Textbody" style:family="paragraph">
      <style:paragraph-properties fo:line-height="100%"/>
    </style:style>
    <style:style style:name="T1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98" style:parent-style-name="Заголовок3" style:family="paragraph">
      <style:paragraph-properties fo:margin-left="0.1041in">
        <style:tab-stops>
          <style:tab-stop style:type="left" style:position="0.8847in"/>
        </style:tab-stops>
      </style:paragraph-properties>
      <style:text-properties style:font-name="Times New Roman" style:font-name-complex="Times New Roman" fo:color="#000000"/>
    </style:style>
    <style:style style:name="P199" style:parent-style-name="Textbody" style:family="paragraph">
      <style:paragraph-properties fo:line-height="100%"/>
    </style:style>
    <style:style style:name="T2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04" style:parent-style-name="Textbody" style:family="paragraph">
      <style:paragraph-properties fo:line-height="100%"/>
    </style:style>
    <style:style style:name="T2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08" style:parent-style-name="Textbody" style:family="paragraph">
      <style:paragraph-properties fo:line-height="100%"/>
    </style:style>
    <style:style style:name="T2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12" style:parent-style-name="Textbody" style:family="paragraph">
      <style:paragraph-properties fo:line-height="100%"/>
    </style:style>
    <style:style style:name="T2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16" style:parent-style-name="Textbody" style:family="paragraph">
      <style:paragraph-properties fo:line-height="100%"/>
    </style:style>
    <style:style style:name="T2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20" style:parent-style-name="Textbody" style:family="paragraph">
      <style:paragraph-properties fo:line-height="100%"/>
    </style:style>
    <style:style style:name="T2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25" style:parent-style-name="Textbody" style:family="paragraph">
      <style:paragraph-properties fo:line-height="100%"/>
    </style:style>
    <style:style style:name="T2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29" style:parent-style-name="Textbody" style:family="paragraph">
      <style:paragraph-properties fo:line-height="100%"/>
    </style:style>
    <style:style style:name="T2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33" style:parent-style-name="Textbody" style:family="paragraph">
      <style:paragraph-properties fo:line-height="100%"/>
    </style:style>
    <style:style style:name="T2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3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3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38" style:parent-style-name="Textbody" style:family="paragraph">
      <style:paragraph-properties fo:line-height="100%"/>
    </style:style>
    <style:style style:name="T2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4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42" style:parent-style-name="Textbody" style:family="paragraph">
      <style:paragraph-properties fo:line-height="100%"/>
    </style:style>
    <style:style style:name="T2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4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4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46" style:parent-style-name="Textbody" style:family="paragraph">
      <style:paragraph-properties fo:line-height="100%"/>
    </style:style>
    <style:style style:name="T2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4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4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50" style:parent-style-name="Textbody" style:family="paragraph">
      <style:paragraph-properties fo:line-height="100%"/>
    </style:style>
    <style:style style:name="T2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5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55" style:parent-style-name="Textbody" style:family="paragraph">
      <style:paragraph-properties fo:line-height="100%"/>
    </style:style>
    <style:style style:name="T2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5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59" style:parent-style-name="Textbody" style:family="paragraph">
      <style:paragraph-properties fo:line-height="100%"/>
    </style:style>
    <style:style style:name="T2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6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63" style:parent-style-name="Textbody" style:family="paragraph">
      <style:paragraph-properties fo:line-height="100%"/>
    </style:style>
    <style:style style:name="T2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6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67" style:parent-style-name="Textbody" style:family="paragraph">
      <style:paragraph-properties fo:line-height="100%"/>
    </style:style>
    <style:style style:name="T2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6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7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7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72" style:parent-style-name="Textbody" style:family="paragraph">
      <style:paragraph-properties fo:line-height="100%"/>
    </style:style>
    <style:style style:name="T2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76" style:parent-style-name="Textbody" style:family="paragraph">
      <style:paragraph-properties fo:line-height="100%"/>
    </style:style>
    <style:style style:name="T2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7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80" style:parent-style-name="Textbody" style:family="paragraph">
      <style:paragraph-properties fo:line-height="100%"/>
    </style:style>
    <style:style style:name="T2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8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84" style:parent-style-name="Textbody" style:family="paragraph">
      <style:paragraph-properties fo:line-height="100%"/>
    </style:style>
    <style:style style:name="T2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88" style:parent-style-name="Заголовок3" style:family="paragraph">
      <style:paragraph-properties fo:margin-left="0.1041in">
        <style:tab-stops/>
      </style:paragraph-properties>
      <style:text-properties style:font-name="Times New Roman" style:font-name-complex="Times New Roman" fo:color="#000000"/>
    </style:style>
    <style:style style:name="P289" style:parent-style-name="Textbody" style:family="paragraph">
      <style:paragraph-properties fo:line-height="100%"/>
    </style:style>
    <style:style style:name="T29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94" style:parent-style-name="Textbody" style:family="paragraph">
      <style:paragraph-properties fo:line-height="100%"/>
    </style:style>
    <style:style style:name="T2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29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98" style:parent-style-name="Заголовок3" style:family="paragraph">
      <style:text-properties style:font-name="Times New Roman" style:font-name-complex="Times New Roman" fo:color="#000000"/>
    </style:style>
    <style:style style:name="P299" style:parent-style-name="Textbody" style:family="paragraph">
      <style:paragraph-properties fo:line-height="100%"/>
    </style:style>
    <style:style style:name="T3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30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03" style:parent-style-name="Textbody" style:family="paragraph">
      <style:paragraph-properties fo:line-height="100%"/>
    </style:style>
    <style:style style:name="T30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30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08" style:parent-style-name="Textbody" style:family="paragraph">
      <style:paragraph-properties fo:line-height="100%"/>
    </style:style>
    <style:style style:name="T3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31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1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12" style:parent-style-name="Standard" style:family="paragraph">
      <style:text-properties style:font-name="Times New Roman" style:font-name-complex="Times New Roman" fo:color="#F10D0C" fo:font-size="14pt" style:font-size-asian="14pt" style:font-size-complex="14pt"/>
    </style:style>
    <style:style style:name="T313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T3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P315" style:parent-style-name="Standard" style:family="paragraph">
      <style:text-properties style:font-name="Times New Roman" style:font-name-complex="Times New Roman" style:font-style-complex="italic" fo:font-size="14pt" style:font-size-asian="14pt" style:font-size-complex="14pt"/>
    </style:style>
    <style:style style:name="T316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317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318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320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322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324" style:parent-style-name="Основнойшрифтабзаца" style:family="text">
      <style:text-properties style:font-name="Times New Roman" style:font-name-complex="Times New Roman" style:font-style-complex="italic" fo:font-size="14pt" style:font-size-asian="14pt" style:font-size-complex="14pt"/>
    </style:style>
    <style:style style:name="T3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T3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T3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31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P33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3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36" style:parent-style-name="Standard" style:family="paragraph">
      <style:text-properties style:font-name="Times New Roman" style:font-name-complex="Times New Roman" fo:color="#000000" fo:font-size="14pt" style:font-size-asian="14pt" style:font-size-complex="14pt"/>
    </style:style>
    <style:style style:name="T33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3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P339" style:parent-style-name="Textbody" style:family="paragraph">
      <style:paragraph-properties fo:margin-bottom="0.3125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340" style:parent-style-name="Textbody" style:family="paragraph">
      <style:paragraph-properties fo:margin-bottom="0.3125in" fo:line-height="100%"/>
    </style:style>
    <style:style style:name="T3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P342" style:parent-style-name="Textbody" style:family="paragraph">
      <style:paragraph-properties fo:margin-bottom="0.1041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343" style:parent-style-name="Textbody" style:family="paragraph">
      <style:paragraph-properties fo:margin-bottom="0.1041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344" style:parent-style-name="Textbody" style:family="paragraph">
      <style:paragraph-properties fo:margin-bottom="0.1041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345" style:parent-style-name="Textbody" style:family="paragraph">
      <style:paragraph-properties fo:margin-bottom="0.1041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346" style:parent-style-name="Textbody" style:family="paragraph">
      <style:paragraph-properties fo:margin-bottom="0.1041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347" style:parent-style-name="Textbody" style:family="paragraph">
      <style:paragraph-properties fo:margin-bottom="0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348" style:parent-style-name="Standard" style:family="paragraph">
      <style:text-properties style:font-name="Times New Roman" style:font-name-complex="Times New Roman" fo:font-weight="bold" style:font-weight-asian="bold" style:font-weight-complex="bold" style:font-style-complex="italic" fo:color="#C9211E" fo:font-size="14pt" style:font-size-asian="14pt" style:font-size-complex="14pt"/>
    </style:style>
    <style:style style:name="T349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351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352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353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 fo:language="en" fo:country="US"/>
    </style:style>
    <style:style style:name="T355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P357" style:parent-style-name="Standard" style:family="paragraph">
      <style:text-properties style:font-name="Times New Roman" style:font-name-complex="Times New Roman" fo:font-weight="bold" style:font-weight-asian="bold" style:font-weight-complex="bold" style:font-style-complex="italic" fo:color="#C9211E" fo:font-size="14pt" style:font-size-asian="14pt" style:font-size-complex="14pt"/>
    </style:style>
    <style:style style:name="T3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P360" style:parent-style-name="Textbody" style:family="paragraph">
      <style:paragraph-properties fo:line-height="100%"/>
      <style:text-properties style:font-name="Times New Roman" style:font-name-complex="Times New Roman" style:font-weight-complex="bold" style:font-style-complex="italic" fo:color="#000000" fo:font-size="14pt" style:font-size-asian="14pt" style:font-size-complex="14pt"/>
    </style:style>
    <style:style style:name="P361" style:parent-style-name="Textbody" style:family="paragraph">
      <style:paragraph-properties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362" style:parent-style-name="Textbody" style:family="paragraph">
      <style:paragraph-properties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363" style:parent-style-name="Textbody" style:family="paragraph">
      <style:paragraph-properties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364" style:parent-style-name="Textbody" style:family="paragraph">
      <style:paragraph-properties fo:line-height="100%"/>
    </style:style>
    <style:style style:name="T3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P367" style:parent-style-name="Textbody" style:family="paragraph">
      <style:paragraph-properties fo:line-height="100%"/>
    </style:style>
    <style:style style:name="T36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7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37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7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80" style:parent-style-name="Textbody" style:family="paragraph">
      <style:paragraph-properties fo:line-height="100%"/>
    </style:style>
    <style:style style:name="T38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8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92" style:parent-style-name="Textbody" style:family="paragraph">
      <style:paragraph-properties fo:line-height="100%"/>
    </style:style>
    <style:style style:name="T393" style:parent-style-name="Основнойшрифтабзаца" style:family="text">
      <style:text-properties style:font-name="Times New Roman" style:font-name-complex="Times New Roman" fo:font-weight="bold" style:font-weight-asian="bold" style:font-style-complex="italic" fo:color="#000000" fo:font-size="14pt" style:font-size-asian="14pt" style:font-size-complex="14pt"/>
    </style:style>
    <style:style style:name="T394" style:parent-style-name="Основнойшрифтабзаца" style:family="text">
      <style:text-properties style:font-name="Times New Roman" style:font-name-complex="Times New Roman" fo:font-weight="bold" style:font-weight-asian="bold" style:font-style-complex="italic" fo:color="#000000" fo:font-size="14pt" style:font-size-asian="14pt" style:font-size-complex="14pt"/>
    </style:style>
    <style:style style:name="P395" style:parent-style-name="Заголовок2" style:family="paragraph">
      <style:text-properties style:font-name="Times New Roman" style:font-name-complex="Times New Roman" style:font-style-complex="italic" fo:color="#000000" fo:font-size="14pt" style:font-size-asian="14pt" style:font-size-complex="14pt"/>
    </style:style>
    <style:style style:name="P396" style:parent-style-name="Textbody" style:family="paragraph">
      <style:paragraph-properties fo:line-height="100%"/>
    </style:style>
    <style:style style:name="T39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39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40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401" style:parent-style-name="Textbody" style:family="paragraph">
      <style:paragraph-properties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402" style:parent-style-name="Textbody" style:family="paragraph">
      <style:paragraph-properties fo:line-height="100%"/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P403" style:parent-style-name="Textbody" style:family="paragraph">
      <style:paragraph-properties fo:line-height="100%"/>
    </style:style>
    <style:style style:name="T40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40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0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40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1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411" style:parent-style-name="Textbody" style:family="paragraph">
      <style:paragraph-properties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412" style:parent-style-name="Textbody" style:family="paragraph">
      <style:paragraph-properties fo:line-height="100%"/>
    </style:style>
    <style:style style:name="T41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1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1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416" style:parent-style-name="Заголовок2" style:family="paragraph">
      <style:text-properties style:font-name="Times New Roman" style:font-name-complex="Times New Roman" style:font-style-complex="italic" fo:color="#000000" fo:font-size="14pt" style:font-size-asian="14pt" style:font-size-complex="14pt"/>
    </style:style>
    <style:style style:name="P417" style:parent-style-name="Textbody" style:family="paragraph">
      <style:paragraph-properties fo:line-height="100%"/>
    </style:style>
    <style:style style:name="T41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1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420" style:parent-style-name="Заголовок2" style:family="paragraph">
      <style:text-properties style:font-name="Times New Roman" style:font-name-complex="Times New Roman" style:font-style-complex="italic" fo:color="#000000" fo:font-size="14pt" style:font-size-asian="14pt" style:font-size-complex="14pt"/>
    </style:style>
    <style:style style:name="P421" style:parent-style-name="Textbody" style:family="paragraph">
      <style:paragraph-properties fo:line-height="100%"/>
    </style:style>
    <style:style style:name="T42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2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42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426" style:parent-style-name="Textbody" style:family="paragraph">
      <style:paragraph-properties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427" style:parent-style-name="Textbody" style:family="paragraph">
      <style:paragraph-properties fo:line-height="100%"/>
    </style:style>
    <style:style style:name="T42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P429" style:parent-style-name="Textbody" style:family="paragraph">
      <style:paragraph-properties fo:margin-bottom="0.1562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430" style:parent-style-name="Textbody" style:family="paragraph">
      <style:paragraph-properties fo:margin-bottom="0.1562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431" style:parent-style-name="Textbody" style:family="paragraph">
      <style:paragraph-properties fo:margin-bottom="0.1562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432" style:parent-style-name="Textbody" style:family="paragraph">
      <style:paragraph-properties fo:margin-bottom="0.1562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433" style:parent-style-name="Textbody" style:family="paragraph">
      <style:paragraph-properties fo:margin-bottom="0.1562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434" style:parent-style-name="Textbody" style:family="paragraph">
      <style:paragraph-properties fo:margin-bottom="0in" fo:line-height="100%"/>
    </style:style>
    <style:style style:name="T43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3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439" style:parent-style-name="Textbody" style:family="paragraph">
      <style:paragraph-properties fo:margin-bottom="0.1562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440" style:parent-style-name="Textbody" style:family="paragraph">
      <style:paragraph-properties fo:margin-bottom="0.1562in" fo:line-height="100%"/>
      <style:text-properties style:font-name="Times New Roman" style:font-name-complex="Times New Roman" fo:color="#000000" fo:font-size="14pt" style:font-size-asian="14pt" style:font-size-complex="14pt"/>
    </style:style>
    <style:style style:name="P441" style:parent-style-name="Textbody" style:family="paragraph">
      <style:paragraph-properties fo:margin-bottom="0in" fo:line-height="100%"/>
    </style:style>
    <style:style style:name="T44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446" style:parent-style-name="Textbody" style:family="paragraph">
      <style:paragraph-properties fo:line-height="100%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fo:font-size="14pt" style:font-size-asian="14pt" style:font-size-complex="14pt"/>
    </style:style>
    <style:style style:name="P447" style:parent-style-name="Textbody" style:family="paragraph">
      <style:paragraph-properties fo:line-height="100%"/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C9211E" fo:font-size="14pt" style:font-size-asian="14pt" style:font-size-complex="14pt" fo:language="en" fo:country="US"/>
    </style:style>
    <style:style style:name="P448" style:parent-style-name="Standard" style:family="paragraph">
      <style:text-properties style:font-name="Times New Roman" style:font-name-complex="Times New Roman" fo:color="#C9211E" fo:font-size="14pt" style:font-size-asian="14pt" style:font-size-complex="14pt" fo:language="en" fo:country="US"/>
    </style:style>
  </office:automatic-styles>
  <office:body>
    <office:text text:use-soft-page-breaks="true">
      <text:p text:style-name="P1">Ответы на вопросы стр. 148</text:p>
      <text:p text:style-name="P2"/>
      <text:p text:style-name="Standard"><text:span text:style-name="T3">1.<text:s/></text:span><text:span text:style-name="T4">Причины Гражданской Войны в России:</text:span></text:p>
      <text:p text:style-name="P5">-Социально-экономические противоречия, противоречия политические, обусловленные сменой<text:s/>власти и изменением форм собственности;<text:line-break/>-преобладание в обществе психолог. установки на конфронтацию и решению вопросов политики и повседневной жизни посредством оружия;<text:line-break/>-разгон большивиками учредительного собрания и крах демократической альтернативы развития страны;<text:line-break/>-неприятие полит. противниками большивиков Брестского мира;<text:line-break/>-агаррная политика большевиков летом 18г;</text:p>
      <text:p text:style-name="P6"/>
      <text:p text:style-name="P7">На какие слои опирались вооруженные сопротивления:</text:p>
      <text:p text:style-name="Standard"><text:span text:style-name="T8">Страна разделилась на Красных и Белых. Обе стороны опирались на обычных рабочих, но Белые<text:s/></text:span><text:span text:style-name="T9">заручались поддержкой бояр.</text:span></text:p>
      <text:p text:style-name="P10"/>
      <text:p text:style-name="Standard"><text:span text:style-name="T11">2.<text:s/></text:span><text:span text:style-name="T12">Основные события гражданской войны:</text:span></text:p>
      <text:h text:style-name="P13" text:outline-level="3">1918 г.</text:h>
      <text:h text:style-name="Заголовок3" text:outline-level="3"><text:span text:style-name="T14">18 февраля:</text:span><text:span text:style-name="T15"><text:line-break/></text:span><text:span text:style-name="T16">После отказа советской делегации в Брест-Литовске подписать мирный договор на германских условиях немецкие и австрийские войска переходят в наступление по всему фронту.</text:span></text:h>
      <text:p text:style-name="P17"><text:span text:style-name="T18">23 февраля:</text:span><text:span text:style-name="T19"><text:line-break/></text:span><text:span text:style-name="T20">Германия выдвигает еще более тяжелые условия для подписания мира. Ленин ведет борьбу в советском руководстве за подписание мира. Принимается декрет «Социалистическое Отечество в опасности!».</text:span></text:p>
      <text:p text:style-name="P21"><text:span text:style-name="T22">3 марта:</text:span><text:span text:style-name="T23"><text:line-break/></text:span><text:span text:style-name="T24">Подписание мира в Брест-Литовске.</text:span></text:p>
      <text:p text:style-name="P25"><text:span text:style-name="T26">8 апреля:</text:span><text:span text:style-name="T27"><text:line-break/></text:span><text:span text:style-name="T28">Наркомом по военным и морским делам становится Л. Д. Троцкий.</text:span></text:p>
      <text:p text:style-name="P29"><text:span text:style-name="T30">9 марта:</text:span><text:span text:style-name="T31"><text:line-break/></text:span><text:span text:style-name="T32">Высадка английских войск в Мурманске.</text:span></text:p>
      <text:p text:style-name="P33"><text:span text:style-name="T34">5 апреля:</text:span><text:span text:style-name="T35"><text:line-break/></text:span><text:span text:style-name="T36">Высадка японских войск во Владивостоке.</text:span></text:p>
      <text:p text:style-name="P37"><text:span text:style-name="T38">13 апреля:</text:span><text:span text:style-name="T39"><text:line-break/></text:span><text:span text:style-name="T40">После гибели Л. Корнилова командующим Добровольческой армией становится А. Деникин.</text:span></text:p>
      <text:p text:style-name="P41"><text:span text:style-name="T42">1</text:span><text:span text:style-name="T43">1 мая:</text:span><text:span text:style-name="T44"><text:line-break/></text:span><text:span text:style-name="T45">П. Краснов избирается атаманом Войска Донского.</text:span></text:p>
      <text:soft-page-break/>
      <text:p text:style-name="P46"><text:span text:style-name="T47">25 мая:</text:span><text:span text:style-name="T48"><text:line-break/></text:span><text:span text:style-name="T49">Чехословацкий корпус (50 тыс. человек) в ответ на директиву Троцкого о своем разоружении выступает против большевиков.</text:span></text:p>
      <text:p text:style-name="P50"><text:span text:style-name="T51">29 мая:</text:span><text:span text:style-name="T52"><text:line-break/></text:span><text:span text:style-name="T53">Декрет о всеобщей мобилизации в Красную Армию.</text:span></text:p>
      <text:p text:style-name="P54"><text:span text:style-name="T55">8 июня:</text:span><text:span text:style-name="T56"><text:line-break/></text:span><text:span text:style-name="T57">В Самаре<text:s/></text:span><text:span text:style-name="T58">образован Комитет членов Учредительного собрания (Комуч).</text:span></text:p>
      <text:p text:style-name="P59"><text:span text:style-name="T60">23 июня:</text:span><text:span text:style-name="T61"><text:line-break/></text:span><text:span text:style-name="T62">Консерваторы и монархисты образуют в Омске Сибирское правительство.</text:span></text:p>
      <text:p text:style-name="P63"><text:span text:style-name="T64">Июль:</text:span><text:span text:style-name="T65"><text:line-break/></text:span><text:span text:style-name="T66">Начало наступления белогвардейцев на Царицын.</text:span></text:p>
      <text:p text:style-name="P67"><text:span text:style-name="T68">2 августа:</text:span><text:span text:style-name="T69"><text:line-break/></text:span><text:span text:style-name="T70">Высадка войск Антанты в Архангельске. Образование правител</text:span><text:span text:style-name="T71">ьства Севера России во главе с Н. Чайковским.</text:span></text:p>
      <text:p text:style-name="P72"><text:span text:style-name="T73">6 августа:</text:span><text:span text:style-name="T74"><text:line-break/></text:span><text:span text:style-name="T75">Взятие белыми частями Казани.</text:span></text:p>
      <text:p text:style-name="P76"><text:span text:style-name="T77">8 — 23 августа:</text:span><text:span text:style-name="T78"><text:line-break/></text:span><text:span text:style-name="T79">На совещании антибольшевистских политических сил в Уфе достигнут компромисс и создана Уфимская директория. Возглавил ее Н. Авксентьев.</text:span></text:p>
      <text:p text:style-name="P80"><text:span text:style-name="T81">10 сентября:</text:span><text:span text:style-name="T82"><text:line-break/></text:span><text:span text:style-name="T83">Перва</text:span><text:span text:style-name="T84">я крупная победа Красной Армии — взятие Казани.</text:span></text:p>
      <text:p text:style-name="P85"><text:span text:style-name="T86">Ноябрь:</text:span><text:span text:style-name="T87"><text:line-break/></text:span><text:span text:style-name="T88">Наступление Красной Армии в Прибалтике. Начало установления советских режимов в Эстонии, Латвии, Литве.</text:span></text:p>
      <text:p text:style-name="P89"><text:span text:style-name="T90">13 ноября:</text:span><text:span text:style-name="T91"><text:line-break/></text:span><text:span text:style-name="T92">СНК денонсирует Брестский мир.</text:span></text:p>
      <text:p text:style-name="P93"><text:span text:style-name="T94">14 ноября:</text:span><text:span text:style-name="T95"><text:line-break/></text:span><text:span text:style-name="T96">На Украине сформирована Директория во главе</text:span><text:span text:style-name="T97"><text:s/>с С. Петлюрой.</text:span></text:p>
      <text:p text:style-name="P98"><text:span text:style-name="T99">18 ноября:</text:span><text:span text:style-name="T100"><text:line-break/></text:span><text:span text:style-name="T101">В Омске произошел переворот, поставивший у власти в качестве верховного правителя России адмирала А. Колчака.</text:span></text:p>
      <text:p text:style-name="P102"><text:span text:style-name="T103">23 ноября:</text:span><text:span text:style-name="T104"><text:line-break/></text:span><text:span text:style-name="T105">Начало англо-французского выступления в Причерноморье.</text:span></text:p>
      <text:h text:style-name="P106" text:outline-level="3">1919 г.</text:h>
      <text:p text:style-name="P107"><text:span text:style-name="T108">8 января:</text:span><text:span text:style-name="T109"><text:line-break/></text:span><text:span text:style-name="T110">Генерал А. Деникин объединяет под с</text:span><text:span text:style-name="T111">воим командованием Добровольческую армию, донские и кубанские казачьи формирования.</text:span></text:p>
      <text:soft-page-break/>
      <text:p text:style-name="P112"><text:span text:style-name="T113">5 февраля:</text:span><text:span text:style-name="T114"><text:line-break/></text:span><text:span text:style-name="T115">Красная Армия занимает Киев. Украинская директория просит поддержки у правительства Франции.</text:span></text:p>
      <text:p text:style-name="P116"><text:span text:style-name="T117">4 марта:</text:span><text:span text:style-name="T118"><text:line-break/></text:span><text:span text:style-name="T119">Начало наступления войск адмирала Колчака на Симбирск и Сам</text:span><text:span text:style-name="T120">ару.</text:span></text:p>
      <text:p text:style-name="P121"><text:span text:style-name="T122">6 апреля:</text:span><text:span text:style-name="T123"><text:line-break/></text:span><text:span text:style-name="T124">Красные занимают Одессу.</text:span></text:p>
      <text:p text:style-name="P125"><text:span text:style-name="T126">28 апреля:</text:span><text:span text:style-name="T127"><text:line-break/></text:span><text:span text:style-name="T128">Начало контрнаступления Красной Армии против войск Колчака.</text:span></text:p>
      <text:p text:style-name="P129"><text:span text:style-name="T130">Май:</text:span><text:span text:style-name="T131"><text:line-break/></text:span><text:span text:style-name="T132">Наступление войск генерала Н. Юденича на Петроград.</text:span></text:p>
      <text:p text:style-name="P133"><text:span text:style-name="T134">19 мая:</text:span><text:span text:style-name="T135"><text:line-break/></text:span><text:span text:style-name="T136">Наступление армии А. Деникина на Украине и в Нижнем Поволжье.</text:span></text:p>
      <text:p text:style-name="P137"><text:span text:style-name="T138">9 июня:</text:span><text:span text:style-name="T139"><text:line-break/></text:span><text:span text:style-name="T140">Красная<text:s/></text:span><text:span text:style-name="T141">Армия занимает Уфу.</text:span></text:p>
      <text:p text:style-name="P142"><text:span text:style-name="T143">24 июня:</text:span><text:span text:style-name="T144"><text:line-break/></text:span><text:span text:style-name="T145">Войска Деникина занимают Харьков.</text:span></text:p>
      <text:p text:style-name="P146"><text:span text:style-name="T147">30 июня:</text:span><text:span text:style-name="T148"><text:line-break/></text:span><text:span text:style-name="T149">Войска Деникина занимают Царицын.</text:span></text:p>
      <text:p text:style-name="P150"><text:span text:style-name="T151">31 августа:</text:span><text:span text:style-name="T152"><text:line-break/></text:span><text:span text:style-name="T153">Войска Деникина вступают в Киев.</text:span></text:p>
      <text:p text:style-name="P154"><text:span text:style-name="T155">12 сентября:</text:span><text:span text:style-name="T156"><text:line-break/></text:span><text:span text:style-name="T157">Деникин начинает полномасштабное наступление на Москву.</text:span></text:p>
      <text:p text:style-name="P158"><text:span text:style-name="T159">20 сентября:</text:span><text:span text:style-name="T160"><text:line-break/></text:span><text:span text:style-name="T161">Деникин занимает Курск.</text:span></text:p>
      <text:p text:style-name="P162"><text:span text:style-name="T163">28 сентября:</text:span><text:span text:style-name="T164"><text:line-break/></text:span><text:span text:style-name="T165">Второе наступление войск генерала Н. Юденича на Петроград.</text:span></text:p>
      <text:p text:style-name="P166"><text:span text:style-name="T167">11 октября:</text:span><text:span text:style-name="T168"><text:line-break/></text:span><text:span text:style-name="T169">Начало контрнаступления Красной Армии против войск Деникина.</text:span></text:p>
      <text:p text:style-name="P170"><text:span text:style-name="T171">13 октября:</text:span><text:span text:style-name="T172"><text:line-break/></text:span><text:span text:style-name="T173">Деникин занимает Орел.</text:span></text:p>
      <text:p text:style-name="P174"><text:span text:style-name="T175">20 октября:</text:span><text:span text:style-name="T176"><text:line-break/></text:span><text:span text:style-name="T177">Юденич вступает на окраины Петрограда.</text:span></text:p>
      <text:p text:style-name="P178"><text:span text:style-name="T179">Конец октября:</text:span><text:span text:style-name="T180"><text:line-break/></text:span><text:span text:style-name="T181">Контрнаступление Красной Армии против войск Юденича.</text:span></text:p>
      <text:p text:style-name="P182"><text:span text:style-name="T183">Ноябрь:</text:span><text:span text:style-name="T184"><text:line-break/></text:span><text:span text:style-name="T185">Войска Юденича отброшены в Эстонию.</text:span></text:p>
      <text:soft-page-break/>
      <text:p text:style-name="P186"><text:span text:style-name="T187">14 ноября:</text:span><text:span text:style-name="T188"><text:line-break/></text:span><text:span text:style-name="T189">Красная Армия занимает Омск.</text:span></text:p>
      <text:p text:style-name="P190"><text:span text:style-name="T191">12 декабря:</text:span><text:span text:style-name="T192"><text:line-break/></text:span><text:span text:style-name="T193">Красная Армия занимает Харьков.</text:span></text:p>
      <text:p text:style-name="P194"><text:span text:style-name="T195">16 декабря:</text:span><text:span text:style-name="T196"><text:line-break/></text:span><text:span text:style-name="T197">Красная Армия занимает Киев.</text:span></text:p>
      <text:h text:style-name="P198" text:outline-level="3">1920 г.</text:h>
      <text:p text:style-name="P199"><text:span text:style-name="T200">3 января:</text:span><text:span text:style-name="T201"><text:line-break/></text:span><text:span text:style-name="T202">Красная Армия за</text:span><text:span text:style-name="T203">нимает Царицын.</text:span></text:p>
      <text:p text:style-name="P204"><text:span text:style-name="T205">4 января:</text:span><text:span text:style-name="T206"><text:line-break/></text:span><text:span text:style-name="T207">Колчак слагает обязанности верховного правителя России в пользу Деникина.</text:span></text:p>
      <text:p text:style-name="P208"><text:span text:style-name="T209">7 января:</text:span><text:span text:style-name="T210"><text:line-break/></text:span><text:span text:style-name="T211">Красная Армия занимает Красноярск.</text:span></text:p>
      <text:p text:style-name="P212"><text:span text:style-name="T213">10 января:</text:span><text:span text:style-name="T214"><text:line-break/></text:span><text:span text:style-name="T215">Красная Армия занимает Ростов.</text:span></text:p>
      <text:p text:style-name="P216"><text:span text:style-name="T217">7 февраля:</text:span><text:span text:style-name="T218"><text:line-break/></text:span><text:span text:style-name="T219">Расстрел А. Колчака в Иркутске.</text:span></text:p>
      <text:p text:style-name="P220"><text:span text:style-name="T221">Февраль-март:</text:span><text:span text:style-name="T222"><text:line-break/></text:span><text:span text:style-name="T223">Большевики в</text:span><text:span text:style-name="T224">осстанавливают свой контроль над Архангельском и Мурманском.</text:span></text:p>
      <text:p text:style-name="P225"><text:span text:style-name="T226">27 марта:</text:span><text:span text:style-name="T227"><text:line-break/></text:span><text:span text:style-name="T228">Красная Армия вступает в Новороссийск. Отступление армии Деникина в Крым.</text:span></text:p>
      <text:p text:style-name="P229"><text:span text:style-name="T230">4 апреля:</text:span><text:span text:style-name="T231"><text:line-break/></text:span><text:span text:style-name="T232">Деникин передает власть главнокомандующего Добровольческой армией генералу Врангелю.</text:span></text:p>
      <text:p text:style-name="P233"><text:span text:style-name="T234">6 апреля:</text:span><text:span text:style-name="T235"><text:line-break/></text:span><text:span text:style-name="T236">Провоз</text:span><text:span text:style-name="T237">глашение Дальневосточной республики.</text:span></text:p>
      <text:p text:style-name="P238"><text:span text:style-name="T239">25 апреля:</text:span><text:span text:style-name="T240"><text:line-break/></text:span><text:span text:style-name="T241">Начало советско-польской войны.</text:span></text:p>
      <text:p text:style-name="P242"><text:span text:style-name="T243">7 мая:</text:span><text:span text:style-name="T244"><text:line-break/></text:span><text:span text:style-name="T245">Польские войска занимают Киев.</text:span></text:p>
      <text:p text:style-name="P246"><text:span text:style-name="T247">Июнь:</text:span><text:span text:style-name="T248"><text:line-break/></text:span><text:span text:style-name="T249">Армия генерала П. Врангеля начинает наступление из Крыма на Украину.</text:span></text:p>
      <text:p text:style-name="P250"><text:span text:style-name="T251">5 июня:</text:span><text:span text:style-name="T252"><text:line-break/></text:span><text:span text:style-name="T253">Начало советского контрнаступления на Юго-Западном фрон</text:span><text:span text:style-name="T254">те (в войне с Польшей).</text:span></text:p>
      <text:soft-page-break/>
      <text:p text:style-name="P255"><text:span text:style-name="T256">12 июня:</text:span><text:span text:style-name="T257"><text:line-break/></text:span><text:span text:style-name="T258">Красная Армия освобождает Киев.</text:span></text:p>
      <text:p text:style-name="P259"><text:span text:style-name="T260">4 июля:</text:span><text:span text:style-name="T261"><text:line-break/></text:span><text:span text:style-name="T262">Советские войска под командованием М. Тухачевского на Западном фронте начинают наступление.</text:span></text:p>
      <text:p text:style-name="P263"><text:span text:style-name="T264">Начало августа:</text:span><text:span text:style-name="T265"><text:line-break/></text:span><text:span text:style-name="T266">Войска Тухачевского подходят к Варшаве.</text:span></text:p>
      <text:p text:style-name="P267"><text:span text:style-name="T268">16 августа:</text:span><text:span text:style-name="T269"><text:line-break/></text:span><text:span text:style-name="T270">Польские войска<text:s/></text:span><text:span text:style-name="T271">переходят в контрнаступление.</text:span></text:p>
      <text:p text:style-name="P272"><text:span text:style-name="T273">12 октября:</text:span><text:span text:style-name="T274"><text:line-break/></text:span><text:span text:style-name="T275">Перемирие с Польшей.</text:span></text:p>
      <text:p text:style-name="P276"><text:span text:style-name="T277">28 октября:</text:span><text:span text:style-name="T278"><text:line-break/></text:span><text:span text:style-name="T279">Красная Армия выступает против войск Врангеля.</text:span></text:p>
      <text:p text:style-name="P280"><text:span text:style-name="T281">7 — 11 ноября:</text:span><text:span text:style-name="T282"><text:line-break/></text:span><text:span text:style-name="T283">Штурм Перекопа Красной Армией.</text:span></text:p>
      <text:p text:style-name="P284"><text:span text:style-name="T285">17 ноября:</text:span><text:span text:style-name="T286"><text:line-break/></text:span><text:span text:style-name="T287">Вся территория Крыма контролируется Красной Армией.</text:span></text:p>
      <text:h text:style-name="P288" text:outline-level="3">1921 г.</text:h>
      <text:p text:style-name="P289"><text:span text:style-name="T290">30 июня:</text:span><text:span text:style-name="T291"><text:line-break/></text:span><text:span text:style-name="T292">Создание</text:span><text:span text:style-name="T293"><text:s/>военного совета Дальневосточной республики. Главнокомандующим войсками ДВР становится В. К. Блюхер.</text:span></text:p>
      <text:p text:style-name="P294"><text:span text:style-name="T295">Декабрь:</text:span><text:span text:style-name="T296"><text:line-break/></text:span><text:span text:style-name="T297">Белогвардейцы переходят в наступление и захватывают Хабаровск.</text:span></text:p>
      <text:h text:style-name="P298" text:outline-level="3">1922 г.</text:h>
      <text:p text:style-name="P299"><text:span text:style-name="T300">Февраль:</text:span><text:span text:style-name="T301"><text:line-break/></text:span><text:span text:style-name="T302">Бои под Волочаевкой (вблизи Хабаровска).</text:span></text:p>
      <text:p text:style-name="P303"><text:span text:style-name="T304">14 февраля:</text:span><text:span text:style-name="T305"><text:line-break/></text:span><text:span text:style-name="T306">Освобождение<text:s/></text:span><text:span text:style-name="T307">Красной Армией Хабаровска.</text:span></text:p>
      <text:p text:style-name="P308"><text:span text:style-name="T309">25 октября:</text:span><text:span text:style-name="T310"><text:line-break/></text:span><text:span text:style-name="T311">Освобождение Красной Армией Владивостока. Эвакуация японских войск.</text:span></text:p>
      <text:p text:style-name="P312"/>
      <text:p text:style-name="Standard"><text:span text:style-name="T313">3.<text:s/></text:span><text:span text:style-name="T314">Биографический очерк Тухачевского М.Н.</text:span></text:p>
      <text:p text:style-name="P315"/>
      <text:p text:style-name="Standard"><text:span text:style-name="T316">Тухачевский Михаил Николаевич (1893—1937), советский военачальник, маршал Советского Союза (1935 г.). Род</text:span><text:span text:style-name="T317">ился 16 февраля 1893 г. в имении Александровском Смоленской губернии в дворянской семье. Окончил Александровское военное училище в Петербурге, участвовал в Первой мировой войне, бежал из плена. После Октябрьского переворота 1917 г. перешёл на<text:s/></text:span><text:soft-page-break/><text:span text:style-name="T318">сторону совет</text:span><text:span text:style-name="T319">ской власти, в 1918 г. вступил в РСДРП(б). Командовал армиями на Восточном, Южном и Кавказском фронтах. В 1920—1921 гг. руководил Западным фронтом и потерпел поражение от бело-поляков под Варшавой; руководил штурмом Кронштадта; был командующим войсками при</text:span><text:span text:style-name="T320"><text:s/>ликвидации массового крестьянского восстания под Тамбовом. В годы Гражданской войны Тухачевский проявил большие организаторские способности, военный талант и беспощадность при подавлении антибольшевистских выступлений. После войны, находясь на руководящих</text:span><text:span text:style-name="T321"><text:s/>постах в армии, он внёс большой вклад в её техническое перевооружение, развитие новых видов и родов войск, подготовку командного состава. Как военный деятель и теоретик Тухачевский уделял большое внимание прогнозированию характера будущей войны и разработ</text:span><text:span text:style-name="T322">ке военной доктрины Советского Союза. С 1936 г. он занимал должности первого заместителя наркома обороны и начальника Управления боевой подготовки. 22 мая 1937 г. маршала арестовали и объявили главой военно-фашистского заговора в РККА. 11 июня 1937 г. Спец</text:span><text:span text:style-name="T323">иальное судебное присутствие Верховного суда СССР, рассмотрев дело Тухачевского и ряда других военачальников, приговорило их к расстрелу. Казнь была совершена на следующий день. В 1957 г. реабилитирован.</text:span><text:span text:style-name="T324"><text:line-break/></text:span></text:p>
      <text:p text:style-name="Standard"><text:span text:style-name="T325">4.<text:s/></text:span><text:span text:style-name="T326">Причины поражения белых и победы красных в Гражд</text:span><text:span text:style-name="T327">анской Войне:</text:span><text:span text:style-name="T328"><text:s/></text:span></text:p>
      <text:p text:style-name="Standard"><text:span text:style-name="T329">причины победы красных:</text:span><text:span text:style-name="T330"><text:s/></text:span></text:p>
      <text:p text:style-name="P331">1.использование большевикамив возможности мощного государственного аппарата, способность проводить массовые мобилизации и репресси 2.продуманное идеалогическое обеспечение военных компаний 3.поддержка значительной частью населения (они обещали раздать земли бедным) лозунгов и политики большевиков 4.центральное положение РСФСР, что позволяло с успехом использовать промышленную базу страны и маневрировать резервами.</text:p>
      <text:p text:style-name="P332"/>
      <text:p text:style-name="Standard"><text:span text:style-name="T333">причины поражения белых:</text:span><text:span text:style-name="T334"><text:s/>1. социальная и идейная<text:s/></text:span><text:span text:style-name="T335">разнородность Белого движения. 2.отсутствие поддержки массовым населением 3.нескоординированность действий белых армий, интервентов.</text:span></text:p>
      <text:p text:style-name="P336"/>
      <text:p text:style-name="Standard"><text:bookmark-start text:name="detect"/><text:bookmark-end text:name="detect"/><text:span text:style-name="T337">5.<text:s/></text:span><text:span text:style-name="T338">Что называют политикой военного коммунизма:</text:span></text:p>
      <text:p text:style-name="P339">Сущность военного коммунизма была направлена на сплочение страны, и подготовку народа к жизни в новом коммунистическом государстве, где нет разделения на бедных и богатых. Подобная модернизация общества (переход от традиционной системы к современной) вызвала недовольство среди наиболее многочисленных слоев – крестьян и рабочих. Сам Ленин, говорил, что это вынужденные меры для достижения поставленных большевиками целей. В итоге из спасительной тактики эта система переросла в террористическую диктатуру пролетариата.</text:p>
      <text:p text:style-name="P340"><text:span text:style-name="T341">Основные цели и характеристики военного коммунизма:</text:span></text:p>
      <text:soft-page-break/>
      <text:list text:style-name="LFO3" text:continue-numbering="true">
        <text:list-item>
          <text:p text:style-name="P342">централизацию экономики и национализацию промышленности (полный контроль государством);</text:p>
        </text:list-item>
        <text:list-item>
          <text:p text:style-name="P343">запрет частной торговли и других видов индивидуального предпринимательства;</text:p>
        </text:list-item>
        <text:list-item>
          <text:p text:style-name="P344">внедрение продразверстки (принудительное изъятие части хлеба и других продуктов государством);</text:p>
        </text:list-item>
        <text:list-item>
          <text:p text:style-name="P345">принуждение<text:s/>к труду всех граждан от 16 до 60 лет;</text:p>
        </text:list-item>
        <text:list-item>
          <text:p text:style-name="P346">монополизацию в области сельского хозяйства;</text:p>
        </text:list-item>
        <text:list-item>
          <text:p text:style-name="P347">уравнивание всех граждан в правах и построение справедливого государства.</text:p>
        </text:list-item>
      </text:list>
      <text:p text:style-name="P348"/>
      <text:p text:style-name="Standard"><text:span text:style-name="T349">«Военный коммунизм» это политика Большевиков, которая проводилась с 1918 по 1920 годы и привела к<text:s/></text:span><text:span text:style-name="T350">Гражданской войне в стране, а также к резкому недовольству населения новой властью. В результате Ленин спешно был вынужден свернуть данный курс, и объявить о начале новой политики (НЭПа).</text:span><text:span text:style-name="T351"> </text:span><text:span text:style-name="T352"><text:s/>Термин «Военный коммунизм» был введен Александром Богдановым. Сове<text:s/></text:span><text:span text:style-name="T353">начало политика военного коммунизма берет весной 1918 года. Впоследствии Ленин писал, что это была вынужденная мера. На самом деле такая</text:span><text:span text:style-name="T354"> </text:span><text:span text:style-name="T355"><text:s/>политика была логическим и нормальным с точки зрения большевиков курсом, вытекающим из целей большевиков. И гражданска</text:span><text:span text:style-name="T356">я война, рождения военным коммунизмом, лишь способствовала дальнейшему развитию этой идеи.</text:span></text:p>
      <text:p text:style-name="P357"/>
      <text:p text:style-name="Standard"><text:span text:style-name="T358">6.<text:s/></text:span><text:span text:style-name="T359">Итоги Гражданской Войны</text:span></text:p>
      <text:p text:style-name="P360">В результате проведения политики "военного коммунизма" были созданы социально-экономические условия для победы Советской республики над интервентами и белогвардейцами.</text:p>
      <text:list text:style-name="LFO4" text:continue-numbering="true">
        <text:list-item>
          <text:p text:style-name="P361">В то же время для экономики страны война и политика "военного коммунизма" имели тяжелые последствия. Нарушение рыночных отношений вызвало развал финансов, сокращение производства в промышленности и сельском хозяйстве.</text:p>
        </text:list-item>
        <text:list-item>
          <text:p text:style-name="P362">Продразверстка привела к сокращению посевов и валового сбора основных сельскохозяйственных культур. В 1920-1921 гг. в стране разразился голод. Нежелание терпеть продразверстку привело к созданию повстанческих очагов. Вспыхнул мятеж в Кронштадте, в ходе которого выдвигались политические лозунги ("Власть Советам, а не партиям!", "Советы без большевиков!").</text:p>
        </text:list-item>
        <text:list-item>
          <text:p text:style-name="P363">Острый политический и экономический кризис подтолкнул вождей партии к пересмотру "всей точки зрения на социализм". После широкой дискуссии конца 1920 - начала 1921 г. началась постепенная отмена политики "военного коммунизма".</text:p>
        </text:list-item>
      </text:list>
      <text:soft-page-break/>
      <text:p text:style-name="P364"><text:span text:style-name="T365">7.<text:s/></text:span><text:span text:style-name="T366">Могли ли белые победить в Гражданской Войне</text:span></text:p>
      <text:p text:style-name="P367"><text:span text:style-name="T368"><text:line-break/></text:span><text:span text:style-name="T369">На эту тему многие любят фантазировать, но в этих фантазиях мало реальности. История не поддерживает той теории, что белые могли<text:s/></text:span><text:span text:style-name="T370">выиграть, ведь у их проигрыша слишком много поводов. Даже если бы они победили в одном смысле, по большому счету они все равно проиграли бы и конечный исход был бы таким же.</text:span><text:span text:style-name="T371"><text:line-break/></text:span><text:span text:style-name="T372">Белые рассчитывали на помощь со стороны Антанты.<text:s/></text:span><text:span text:style-name="T373">Во-первых, ни один из членов Анта</text:span><text:span text:style-name="T374">нты не смог бы им серьезно помочь из-за недостатка ресурсов.<text:s/></text:span><text:span text:style-name="T375"> </text:span><text:span text:style-name="T376">А во-вторых, у каждого из членов Антанты были свои идеи насчет того, как должна вестись война и каким будет ее исход.</text:span><text:span text:style-name="T377"><text:line-break/></text:span><text:span text:style-name="T378">США тоже имели здесь влияние – по мере сил они помогали Красным и мешали Бел</text:span><text:span text:style-name="T379">ым. Делали они это исподтишка, на поверхности показывая полное безразличие к происходящему.</text:span></text:p>
      <text:p text:style-name="P380"><text:span text:style-name="T381">Если бы у Белых получилось временно подавить Красных, они не смогли бы опять навести в стране порядок – слишком много уже произошло, чтобы люди вернулись на свои ст</text:span><text:span text:style-name="T382">арые места. Кроме того, тогда все страны, входящие в Антанту, стали бы просить, чтобы Белые перестроили государство по их желанию.</text:span><text:span text:style-name="T383"><text:line-break/></text:span><text:span text:style-name="T384"><text:line-break/></text:span><text:span text:style-name="T385">Объяснение:</text:span><text:span text:style-name="T386"><text:line-break/></text:span><text:span text:style-name="T387">Когда Белые осознали, что проигрывают войну, большая часть офицеров и других высокопоставленных лиц нашли способ</text:span><text:span text:style-name="T388"><text:s/>пересечь границу и скрыться. Остальные пошли на договор с Красными и перешли на их сторону. Те, кто не хотел делать ни то, ни другое, просто «потерялись» и скрылись внутри страны.</text:span><text:span text:style-name="T389"><text:line-break/></text:span><text:span text:style-name="T390">Таким образом, хотя можно в теории привести много путей, которыми могла бы<text:s/></text:span><text:span text:style-name="T391">пойти Гражданская Война, исход будет тем же – по той или иной причине Белые проиграют. Красные могли и не выиграть – тогда преобладал бы некий менее-устойчивый и гуманный вид государства, который вряд ли устоял бы перед Германией во Второй Мировой войне.</text:span></text:p>
      <text:p text:style-name="P392"><text:span text:style-name="T393">С</text:span><text:span text:style-name="T394">тр. 333-337 План хронологии событий</text:span></text:p>
      <text:h text:style-name="P395" text:outline-level="2">Причины войны</text:h>
      <text:p text:style-name="P396"><text:span text:style-name="T397">Самые очевидные причины начала боевых действий – острейшие политические, социальные и национально-этнические противоречия, которые не только сохранились, но и обострились после Февральской революции. Самыми</text:span><text:span text:style-name="T398"><text:s/>насущными из них принято считать затянувшееся участие России в </text:span><text:a xlink:href="https://ote4estvo.ru/sobytiya-xx/735-pervaya-mirovaya-voyna.html" office:target-frame-name="_top" xlink:show="replace"><text:span text:style-name="T399">Первой мировой войне</text:span></text:a><text:span text:style-name="T400"> и нерешенный аграрный вопрос.</text:span></text:p>
      <text:p text:style-name="P401">Многие исследователи усматривают прямую связь между приходом к власти большевиков и началом Гражданской войны, и считают, что это было одной из их главных задач. Национализация производственных средств, разорительный для России Брестский мир, обострение отношений с крестьянством из-за деятельности комбедов и продотрядов, а также разгон Учредительного<text:s/><text:soft-page-break/>собрания – все эти действия Советского правительства вкупе с его стремлением удержать власть и установить собственную диктатуру любой ценой не могли не вызвать недовольства населения.</text:p>
      <text:p text:style-name="P402">Ход войны</text:p>
      <text:p text:style-name="P403"><text:span text:style-name="T404"> </text:span><text:a xlink:href="https://ote4estvo.ru/sobytiya-xx/771-grazhdanskaya-voyna-v-rossii.html" office:target-frame-name="_top" xlink:show="replace"><text:span text:style-name="T405">Гражданская война</text:span></text:a><text:span text:style-name="T406"> проходила в 3 этапа, отличавшихся составом участников боевых действий и интенсивностью боев. Октябрь 1917 – ноябрь 1918 гг. – становление вооруженных сил противников и<text:s/></text:span><text:span text:style-name="T407">образование главных фронтов. </text:span><text:a xlink:href="https://ote4estvo.ru/sobytiya-xx/901-beloe-dvizhenie.html" office:target-frame-name="_top" xlink:show="replace"><text:span text:style-name="T408">Белое движение</text:span></text:a><text:span text:style-name="T409"> активно начало борьбу с большевистским режимом, однако вмешательство третьих сил, прежде всего Антанты и Четверного союза, не дало ни одн</text:span><text:span text:style-name="T410">ой из сторон приобрести преимущества, которое бы решило исход войны.</text:span></text:p>
      <text:p text:style-name="P411">Ноябрь 1918 – март 1920 гг. – этап, в который наступил коренной перелом войны. Боевые действия интервентов сократились, и их войска были выведены с территории России. В самом начале этапа<text:s/>успех был на стороне Белого движения, однако затем контроль над большей частью территории государства получила Красная армия.</text:p>
      <text:p text:style-name="P412"><text:span text:style-name="T413">Март 1920 – октябрь 1922 гг. – заключительный этап, в ходе которого боевые действия переместились в пограничные районы государств</text:span><text:span text:style-name="T414">а и, по сути, не представляли угрозы для большевистского правительства. После октября 1922 г. борьбу продолжила лишь Сибирская Добровольческая Дружина в Якутии, которой командовал А.Н. Петляев, а также казачий отряд под командованием Бологова под Никольск-</text:span><text:span text:style-name="T415">Уссурийском.</text:span></text:p>
      <text:h text:style-name="P416" text:outline-level="2">Итоги войны</text:h>
      <text:p text:style-name="P417"><text:span text:style-name="T418">На всей территории России была установлена власть большевиков, а также в большей части национальных регионов. Более 15 миллионов человек были убиты или умерли из-за болезней и голода. Более 2.5 миллионов человек эмигрировали из стр</text:span><text:span text:style-name="T419">аны. Государство и общество находились в состоянии экономического упадка, целые социальные группы были фактически уничтожены (в первую очередь это касалось офицерства, интеллигенции, казачества, духовенства и дворянства).</text:span></text:p>
      <text:h text:style-name="P420" text:outline-level="2">Причины поражения Белой армии</text:h>
      <text:p text:style-name="P421"><text:span text:style-name="T422">Сего</text:span><text:span text:style-name="T423">дня многие историки открыто признают, что за годы войны из Красной армии дезертировало в несколько раз больше солдат, чем служило в армии Белой. При этом лидеры Белого движения (например, </text:span><text:a xlink:href="https://ote4estvo.ru/belye-generaly/191-vrangel-petr-nikolaevich.html" office:target-frame-name="_top" xlink:show="replace"><text:span text:style-name="T424">П.Н. Врангель</text:span></text:a><text:span text:style-name="T425">) в своих воспоминаниях подчеркивали, что население занятых ими территорий не только поддерживало войска, снабжая их продовольствием, но и пополняло ряды Белой армии. </text:span></text:p>
      <text:p text:style-name="P426">Тем не менее, пропагандистская работа у большевиков носила массовый и более агрессивный характер, что позволяло привлечь на их сторону более широкие слои населения. Кроме того, под их контролем оказались почти все производственные мощности, огромные людские ресурсы (ведь они<text:s/><text:soft-page-break/>контролировали большую часть территории), а также материальные средства, в то время как регионы, оказавшие поддержку Белому движению, были истощены, а их население (прежде всего, рабочие и крестьяне) выжидали, не выказывая явной поддержки ни одной из сторон.</text:p>
      <text:p text:style-name="P427"><text:span text:style-name="T428">Сообщение о А. Колчаке</text:span></text:p>
      <text:p text:style-name="P429">Александр<text:s/>Васильевич Колчак родился 1 ноября 1874 г. В 1894 г. он окончил Морской кадетский корпус, а затем, продолжив традицию своих предков, избрал военную карьеру. В течение 1895-1899 гг. Колчак побывал в нескольких дальних плаваньях на крейсерах «Рюрик» и «Крейсер». В 1900 г. он был произведен в лейтенанты, по приглашению Э.В. Толля участвовал в русской полярной экспедиции в качестве гидролога и магнитолога.</text:p>
      <text:p text:style-name="P430">В Иркутске 5 марта 1904 г. он обвенчался с Софьей Омировой, но уже через несколько дней молодые супруги расстались. Колчак направлен в действующую армию, где был назначен вахтенным начальником на крейсере «Аскольд». Позже ему было доверено руководство эскадренным миноносцем «Сердитый». Его карьеру на флоте прервала пневмония тяжелой формы. Колчак вынужден был<text:s/>просить о переводе в сухопутные войска, где затем стал командовать батареей морских орудий.</text:p>
      <text:p text:style-name="P431">За отвагу Александр Васильевич Колчак был награжден Орденом св. Анны 4-й степени. Но скоро после этого снова оказался в госпитале из-за полученного в северной экспедиции ревматизма. За проявленную храбрость в битве при Порт-Артуре награжден Орденом св. Станислава 2-й степени с мечами и золотой саблей с гравировкой «За храбрость». Некоторое время после этого восстанавливал пошатнувшееся здоровье на водах.</text:p>
      <text:p text:style-name="P432">Активно участвовал в деятельности гидрографического управления Московского ведомства. В 1912 г. стал начальником Первого оперативного отдела МГШ и начал заниматься подготовкой флота к приближающейся войне. Первым его заданием была блокировка Финского залива мощным минным полем. Наиболее сложной оказалась задача перекрыть минными полями вход в Данцигскую бухту. Она была блестяще выполнена, несмотря на крайне сложные погодные условия.</text:p>
      <text:p text:style-name="P433">В 1915 г. под начало Колчака перешли все сосредоточенные в Рижском заливе морские силы.<text:s/>Он получил высочайшую награду - Орден св. Георгия 4-й степени, а весной 1916 г. был удостоен звания адмирала. В этом же году Колчак познакомился с Анной Тимиревой, ставшей его последней возлюбленной. С 1920 г. Анна Тимирева и Колчак жили как муж и жена. Анна не покидала его вплоть до дня расстрела. Вскоре после получения нового звания и знакомства с Тимиревой в биографии Александра Васильевича Колчака произошел крутой поворот.</text:p>
      <text:soft-page-break/>
      <text:p text:style-name="P434"><text:span text:style-name="T435">Отстраненный от командования после </text:span><text:a xlink:href="https://historynotes.ru/fevralskaya-revolyutsiya-1917/" office:target-frame-name="_top" xlink:show="replace"><text:span text:style-name="T436">Февральской революции</text:span></text:a><text:span text:style-name="T437">, адмирал Колчак уехал в Петроград, а оттуда (по санкции Керенского) в качестве военного советника отправился в Англию и США. От партии кадетов он баллотировался как депутат Учредительного собрания. Но из-за<text:s/></text:span><text:span text:style-name="T438">октябрьских событий до осени 1918 г. оставался в Японии.</text:span></text:p>
      <text:p text:style-name="P439">В ходе вооруженного переворота в Омске Колчак стал военным и морским министром «Совета пяти», или «Директории», возглавляемой Керенским, а после ее падения - Верховным Главнокомандующим и Верховным Правителем России. Но успехи Колчака в Сибири сменились поражениями.</text:p>
      <text:p text:style-name="P440">В это время появились первые сведения о золоте Колчака. Руководители белого движения, одним из лидеров и основателей которого был Колчак, решили перевезти золото в более надежное место. Существует немало предположений о том, где именно спрятан клад Колчака. И в советский период, и позднее предпринимались серьезные попытки поиска, но ценности до сих пор не найдены. Впрочем, имеет право на существование и версия о том, что российские ценности<text:s/>уже давно находятся на счетах зарубежных банков.</text:p>
      <text:p text:style-name="P441"><text:span text:style-name="T442">Приняв управление Сибирью, Колчак сделал ее столицей Иркутск, а ставку перенес из Омска в правительственный эшелон, который вскоре в результате поражений, нанесенных большевиками армии Колчака, был блокиров</text:span><text:span text:style-name="T443">ан чехами в Нижнеудинске. Хотя Колчаку и была дана гарантия личной безопасности, он был выдан эсерам и меньшевикам, взявшим власть в Иркутске. Позже адмирал оказался в руках большевиков. Колчак был расстрелян по указу </text:span><text:a xlink:href="https://historynotes.ru/vladimir-ilich-lenin/" office:target-frame-name="_top" xlink:show="replace"><text:span text:style-name="T444">Ленина</text:span></text:a><text:span text:style-name="T445"> 7 февраля 1920 г. недалеко от р. Ушакова. Его тело было выброшено в воду.</text:span></text:p>
      <text:p text:style-name="P446"/>
      <text:p text:style-name="P447"/>
      <text:p text:style-name="P4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ыделение" style:display-name="Выделение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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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  <style:text-properties style:font-name="Wingdings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amanufriev22@mail.ru</meta:initial-creator>
    <dc:creator>Антон</dc:creator>
    <meta:creation-date>2020-04-20T15:22:00Z</meta:creation-date>
    <dc:date>2020-04-20T15:22:00Z</dc:date>
    <meta:template xlink:href="Normal" xlink:type="simple"/>
    <meta:editing-cycles>2</meta:editing-cycles>
    <meta:editing-duration>PT0S</meta:editing-duration>
    <meta:document-statistic meta:page-count="11" meta:paragraph-count="40" meta:word-count="3013" meta:character-count="20148" meta:row-count="143" meta:non-whitespace-character-count="17175"/>
  </office:meta>
</office:document-meta>
</file>